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 style:font-charset="x-symbol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99ccff" draw:textarea-horizontal-align="left" draw:textarea-vertical-align="middle" draw:auto-grow-height="false" fo:min-height="3.762cm" fo:min-width="6.697cm" fo:padding-top="0.13cm" fo:padding-bottom="0.13cm" fo:padding-left="0.25cm" fo:padding-right="0.25cm" fo:wrap-option="no-wrap" draw:shadow-color="#808080" loext:decorative="false"/>
    </style:style>
    <style:style style:name="pr1" style:family="presentation" style:parent-style-name="Default-title">
      <style:graphic-properties draw:stroke="none" draw:fill="none" draw:fill-color="#99ccff" draw:textarea-horizontal-align="justify" draw:textarea-vertical-align="middle" draw:auto-grow-height="false" draw:auto-grow-width="false" fo:min-height="3.8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99ccff" draw:textarea-horizontal-align="justify" draw:textarea-vertical-align="top" draw:auto-grow-height="false" draw:auto-grow-width="false" fo:min-height="3.97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904cm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99cc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false" style:shrink-to-fit="true" fo:min-height="14.13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99ccff" draw:textarea-horizontal-align="justify" draw:textarea-vertical-align="middle" draw:auto-grow-height="false" draw:auto-grow-width="false" fo:min-height="2.62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none" draw:fill="none" draw:fill-color="#99ccff" draw:textarea-horizontal-align="justify" draw:textarea-vertical-align="middle" draw:auto-grow-height="false" draw:auto-grow-width="false" fo:min-height="1.51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false" style:shrink-to-fit="true" fo:min-height="15.19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false" style:shrink-to-fit="true" fo:min-height="13.7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Default-title">
      <style:graphic-properties draw:stroke="none" draw:fill="none" draw:fill-color="#99ccff" draw:textarea-horizontal-align="justify" draw:textarea-vertical-align="middle" draw:auto-grow-height="false" draw:auto-grow-width="false" fo:min-height="2.3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false" style:shrink-to-fit="true" fo:min-height="14.55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co1" style:family="table-column">
      <style:table-column-properties style:column-width="7.832cm" style:use-optimal-column-width="false"/>
    </style:style>
    <style:style style:name="co2" style:family="table-column">
      <style:table-column-properties style:column-width="5.291cm" style:use-optimal-column-width="false"/>
    </style:style>
    <style:style style:name="co3" style:family="table-column">
      <style:table-column-properties style:column-width="1.905cm" style:use-optimal-column-width="false"/>
    </style:style>
    <style:style style:name="co4" style:family="table-column">
      <style:table-column-properties style:column-width="6.985cm" style:use-optimal-column-width="false"/>
    </style:style>
    <style:style style:name="co5" style:family="table-column">
      <style:table-column-properties style:column-width="1.812cm" style:use-optimal-column-width="false"/>
    </style:style>
    <style:style style:name="co6" style:family="table-column">
      <style:table-column-properties style:column-width="1.151cm" style:use-optimal-column-width="false"/>
    </style:style>
    <style:style style:name="co7" style:family="table-column">
      <style:table-column-properties style:column-width="1.058cm" style:use-optimal-column-width="false"/>
    </style:style>
    <style:style style:name="co8" style:family="table-column">
      <style:table-column-properties style:column-width="1.059cm" style:use-optimal-column-width="false"/>
    </style:style>
    <style:style style:name="co9" style:family="table-column">
      <style:table-column-properties style:column-width="2.328cm" style:use-optimal-column-width="false"/>
    </style:style>
    <style:style style:name="co10" style:family="table-column">
      <style:table-column-properties style:column-width="2.54cm" style:use-optimal-column-width="false"/>
    </style:style>
    <style:style style:name="co11" style:family="table-column">
      <style:table-column-properties style:column-width="3.175cm" style:use-optimal-column-width="false"/>
    </style:style>
    <style:style style:name="co12" style:family="table-column">
      <style:table-column-properties style:column-width="2.125cm" style:use-optimal-column-width="false"/>
    </style:style>
    <style:style style:name="co13" style:family="table-column">
      <style:table-column-properties style:column-width="0.97cm" style:use-optimal-column-width="false"/>
    </style:style>
    <style:style style:name="co14" style:family="table-column">
      <style:table-column-properties style:column-width="0.891cm" style:use-optimal-column-width="false"/>
    </style:style>
    <style:style style:name="co15" style:family="table-column">
      <style:table-column-properties style:column-width="1.094cm" style:use-optimal-column-width="false"/>
    </style:style>
    <style:style style:name="co16" style:family="table-column">
      <style:table-column-properties style:column-width="2.116cm" style:use-optimal-column-width="false"/>
    </style:style>
    <style:style style:name="co17" style:family="table-column">
      <style:table-column-properties style:column-width="2.964cm" style:use-optimal-column-width="false"/>
    </style:style>
    <style:style style:name="co18" style:family="table-column">
      <style:table-column-properties style:column-width="0.987cm" style:use-optimal-column-width="false"/>
    </style:style>
    <style:style style:name="co19" style:family="table-column">
      <style:table-column-properties style:column-width="0.988cm" style:use-optimal-column-width="false"/>
    </style:style>
    <style:style style:name="co20" style:family="table-column">
      <style:table-column-properties style:column-width="2.117cm" style:use-optimal-column-width="false"/>
    </style:style>
    <style:style style:name="co21" style:family="table-column">
      <style:table-column-properties style:column-width="0.935cm" style:use-optimal-column-width="false"/>
    </style:style>
    <style:style style:name="co22" style:family="table-column">
      <style:table-column-properties style:column-width="0.948cm" style:use-optimal-column-width="false"/>
    </style:style>
    <style:style style:name="co23" style:family="table-column">
      <style:table-column-properties style:column-width="2.262cm" style:use-optimal-column-width="false"/>
    </style:style>
    <style:style style:name="co24" style:family="table-column">
      <style:table-column-properties style:column-width="1.076cm" style:use-optimal-column-width="false"/>
    </style:style>
    <style:style style:name="co25" style:family="table-column">
      <style:table-column-properties style:column-width="1.041cm" style:use-optimal-column-width="false"/>
    </style:style>
    <style:style style:name="co26" style:family="table-column">
      <style:table-column-properties style:column-width="2.108cm" style:use-optimal-column-width="false"/>
    </style:style>
    <style:style style:name="co27" style:family="table-column">
      <style:table-column-properties style:column-width="1.19cm" style:use-optimal-column-width="false"/>
    </style:style>
    <style:style style:name="co28" style:family="table-column">
      <style:table-column-properties style:column-width="2.329cm" style:use-optimal-column-width="false"/>
    </style:style>
    <style:style style:name="ro1" style:family="table-row">
      <style:table-row-properties style:row-height="1.481cm" style:use-optimal-row-height="false"/>
    </style:style>
    <style:style style:name="ro2" style:family="table-row">
      <style:table-row-properties style:row-height="1.243cm" style:use-optimal-row-height="false"/>
    </style:style>
    <style:style style:name="ro3" style:family="table-row">
      <style:table-row-properties style:row-height="1.288cm" style:use-optimal-row-height="false"/>
    </style:style>
    <style:style style:name="ro4" style:family="table-row">
      <style:table-row-properties style:row-height="1.287cm" style:use-optimal-row-height="false"/>
    </style:style>
    <style:style style:name="ro5" style:family="table-row">
      <style:table-row-properties style:row-height="1.293cm" style:use-optimal-row-height="false"/>
    </style:style>
    <style:style style:name="ro6" style:family="table-row">
      <style:table-row-properties style:row-height="1.292cm" style:use-optimal-row-height="false"/>
    </style:style>
    <style:style style:name="ro7" style:family="table-row">
      <style:table-row-properties style:row-height="1.023cm" style:use-optimal-row-height="false"/>
    </style:style>
    <style:style style:name="ro8" style:family="table-row">
      <style:table-row-properties style:row-height="1.108cm" style:use-optimal-row-height="false"/>
    </style:style>
    <style:style style:name="ro9" style:family="table-row">
      <style:table-row-properties style:row-height="1.277cm" style:use-optimal-row-height="false"/>
    </style:style>
    <style:style style:name="ro10" style:family="table-row">
      <style:table-row-properties style:row-height="1.476cm" style:use-optimal-row-height="false"/>
    </style:style>
    <style:style style:name="ro11" style:family="table-row">
      <style:table-row-properties style:row-height="1.441cm" style:use-optimal-row-height="false"/>
    </style:style>
    <style:style style:name="ro12" style:family="table-row">
      <style:table-row-properties style:row-height="1.576cm" style:use-optimal-row-height="false"/>
    </style:style>
    <style:style style:name="ro13" style:family="table-row">
      <style:table-row-properties style:row-height="1.572cm" style:use-optimal-row-height="false"/>
    </style:style>
    <style:style style:name="ro14" style:family="table-row">
      <style:table-row-properties style:row-height="1.669cm" style:use-optimal-row-height="false"/>
    </style:style>
    <style:style style:name="ro15" style:family="table-row">
      <style:table-row-properties style:row-height="1.434cm" style:use-optimal-row-height="false"/>
    </style:style>
    <style:style style:name="ro16" style:family="table-row">
      <style:table-row-properties style:row-height="0.854cm" style:use-optimal-row-height="false"/>
    </style:style>
    <style:style style:name="ro17" style:family="table-row">
      <style:table-row-properties style:row-height="1.447cm" style:use-optimal-row-height="false"/>
    </style:style>
    <style:style style:name="ce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59cm" fo:margin-bottom="0cm" fo:text-align="center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59cm" fo:margin-bottom="0cm" fo:text-align="center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-left="none" fo:border-right="none" fo:border-top="none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-left="none" fo:border-right="none" fo:border-top="none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-left="none" fo:border-right="none" fo:border-top="0.23pt solid #000000" fo:border-bottom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align="center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align="center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06cm" fo:margin-bottom="0cm" fo:text-align="center" fo:text-indent="0cm" fo:border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06cm" fo:margin-bottom="0cm" fo:text-align="center" fo:text-indent="0cm" fo:border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7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3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0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3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4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5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6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7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8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9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4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7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8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9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0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1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2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3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8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5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2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9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06cm" fo:margin-bottom="0cm" fo:text-align="center" fo:text-indent="0cm" fo:border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8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4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1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8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9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0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1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2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3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4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5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6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7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8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9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0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1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2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9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6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06cm" fo:margin-bottom="0cm" fo:text-align="center" fo:text-indent="0cm" fo:border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1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7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4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1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8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5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2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06cm" fo:margin-bottom="0cm" fo:text-align="center" fo:text-indent="0cm" fo:border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6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7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8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0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1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2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3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4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6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7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9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0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1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3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4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6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7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8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0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1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3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4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5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7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8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0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1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2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4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5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7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8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9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1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2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4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5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6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7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8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9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60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99ccff"/>
      <style:paragraph-properties style:font-independent-line-spacing="true"/>
    </style:style>
    <style:style style:name="P3" style:family="paragraph">
      <style:paragraph-properties fo:margin-left="0cm" fo:margin-right="0cm" fo:margin-top="0.176cm" fo:margin-bottom="0cm" fo:line-height="8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.953cm" fo:margin-right="0cm" fo:margin-top="0.176cm" fo:margin-bottom="0cm" fo:text-indent="-0.953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.953cm" fo:margin-right="0cm" fo:margin-top="0.247cm" fo:margin-bottom="0cm" fo:text-indent="-0.953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159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59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line-height="10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99cc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1.693cm" fo:margin-right="0cm" fo:margin-top="0.212cm" fo:margin-bottom="0cm" fo:line-height="90%" fo:text-indent="-1.693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397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99ccff"/>
      <style:paragraph-properties fo:margin-left="0cm" fo:margin-right="0cm" fo:margin-top="0.397cm" fo:margin-bottom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2.328cm" fo:margin-right="0cm" fo:text-indent="-2.328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106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176cm" fo:margin-bottom="0cm" fo:line-height="100%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176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212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.953cm" fo:margin-right="0cm" fo:margin-top="0.212cm" fo:margin-bottom="0cm" fo:line-height="90%" fo:text-indent="-0.953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1.482cm" fo:margin-right="0cm" fo:margin-top="0.212cm" fo:margin-bottom="0cm" fo:line-height="90%" fo:text-indent="-1.482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1.482cm" fo:margin-right="0cm" fo:margin-top="0.247cm" fo:margin-bottom="0cm" fo:text-indent="-1.482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1.976cm" fo:margin-right="0cm" fo:margin-top="0.123cm" fo:margin-bottom="0cm" fo:line-height="80%" fo:text-indent="-1.976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123cm" fo:margin-bottom="0cm" fo:line-height="80%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1.976cm" fo:margin-right="0cm" fo:margin-top="0.106cm" fo:margin-bottom="0cm" fo:line-height="80%" fo:text-indent="-1.976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123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123cm" fo:margin-bottom="0cm" fo:line-height="100%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159cm" fo:margin-bottom="0cm" fo:line-height="8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99ccff"/>
      <style:paragraph-properties fo:margin-left="0cm" fo:margin-right="0cm" fo:margin-top="0.159cm" fo:margin-bottom="0cm" fo:line-height="80%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" style:family="text">
      <style:text-properties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4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" style:family="text">
      <style:text-properties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7" style:family="text">
      <style:text-properties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8" style:family="text">
      <style:text-properties style:font-name="Symbol" fo:font-size="28pt" fo:language="en" fo:country="US" style:text-underline-style="solid" style:text-underline-width="auto" style:text-underline-color="font-color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9" style:family="text">
      <style:text-properties fo:font-size="28pt" fo:language="en" fo:country="US" fo:font-style="italic" style:text-underline-style="solid" style:text-underline-width="auto" style:text-underline-color="font-color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0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loext:opacity="100%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fo:color="#000000" loext:opacity="100%" style:font-name="Symbol" fo:font-size="18pt" fo:language="en" fo:country="US" style:text-underline-style="solid" style:text-underline-width="auto" style:text-underline-color="font-color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13" style:family="text">
      <style:text-properties fo:color="#000000" loext:opacity="100%" fo:font-size="18pt" fo:language="en" fo:country="US" style:text-underline-style="solid" style:text-underline-width="auto" style:text-underline-color="font-color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4" style:family="text">
      <style:text-properties fo:color="#000000" loext:opacity="100%"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15" style:family="text">
      <style:text-properties fo:color="#000000" loext:opacity="100%" fo:font-size="18pt" fo:language="en" fo:country="US" fo:font-style="italic" fo:font-weight="bold" style:font-size-asian="18pt" style:language-asian="en" style:country-asian="US" style:font-style-asian="italic" style:font-weight-asian="bold" style:font-size-complex="18pt" style:language-complex="en" style:country-complex="US" style:font-style-complex="italic" style:font-weight-complex="bold"/>
    </style:style>
    <style:style style:name="T16" style:family="text">
      <style:text-properties fo:language="en" fo:country="US" style:language-asian="en" style:country-asian="US" style:language-complex="en" style:country-complex="US"/>
    </style:style>
    <style:style style:name="T17" style:family="text">
      <style:text-properties style:font-name="Symbol" fo:font-size="20pt" fo:language="en" fo:country="US" fo:font-weight="bold" style:font-name-asian="Symbol" style:font-size-asian="20pt" style:language-asian="en" style:country-asian="US" style:font-weight-asian="bold" style:font-name-complex="Symbol" style:font-size-complex="20pt" style:language-complex="en" style:country-complex="US" style:font-weight-complex="bold"/>
    </style:style>
    <style:style style:name="T18" style:family="text">
      <style:text-properties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9" style:family="text">
      <style:text-properties style:font-name="Symbol" fo:font-size="20pt" fo:language="en" fo:country="US" style:text-underline-style="solid" style:text-underline-width="auto" style:text-underline-color="font-color" fo:font-weight="bold" style:font-name-asian="Symbol" style:font-size-asian="20pt" style:language-asian="en" style:country-asian="US" style:font-weight-asian="bold" style:font-name-complex="Symbol" style:font-size-complex="20pt" style:language-complex="en" style:country-complex="US" style:font-weight-complex="bold"/>
    </style:style>
    <style:style style:name="T20" style:family="text">
      <style:text-properties fo:font-size="20pt" fo:language="en" fo:country="US" fo:font-style="italic" style:text-underline-style="solid" style:text-underline-width="auto" style:text-underline-color="font-color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2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3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24" style:family="text">
      <style:text-properties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25" style:family="text">
      <style:text-properties style:font-name="Symbol" fo:font-size="24pt" fo:language="en" fo:country="US" style:text-underline-style="solid" style:text-underline-width="auto" style:text-underline-color="font-color" fo:font-weight="normal" style:font-name-asian="Symbol" style:font-size-asian="24pt" style:language-asian="en" style:country-asian="US" style:font-weight-asian="normal" style:font-name-complex="Symbol" style:font-size-complex="24pt" style:language-complex="en" style:country-complex="US" style:font-weight-complex="normal"/>
    </style:style>
    <style:style style:name="T26" style:family="text">
      <style:text-properties fo:font-size="24pt" fo:language="en" fo:country="US" style:text-underline-style="solid" style:text-underline-width="auto" style:text-underline-color="font-color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27" style:family="text">
      <style:text-properties fo:font-size="24pt" fo:language="en" fo:country="US" fo:font-style="italic" style:text-underline-style="solid" style:text-underline-width="auto" style:text-underline-color="font-color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28" style:family="text">
      <style:text-properties style:font-name="Symbol" fo:font-size="24pt" fo:language="en" fo:country="US" style:text-underline-style="solid" style:text-underline-width="auto" style:text-underline-color="font-color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29" style:family="text">
      <style:text-properties fo:font-size="24pt" fo:language="en" fo:country="US" fo:font-style="italic" style:text-underline-style="solid" style:text-underline-width="auto" style:text-underline-color="font-color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0" style:family="text">
      <style:text-properties fo:color="#000000" loext:opacity="100%" fo:font-size="20pt" style:font-size-asian="20pt" style:font-size-complex="20pt"/>
    </style:style>
    <style:style style:name="T31" style:family="text">
      <style:text-properties fo:color="#000000" loext:opacity="100%" fo:font-size="20pt" fo:font-style="italic" style:font-size-asian="20pt" style:font-style-asian="italic" style:font-size-complex="20pt" style:font-style-complex="italic"/>
    </style:style>
    <style:style style:name="T32" style:family="text">
      <style:text-properties fo:color="#000000" loext:opacity="100%" fo:font-size="12pt" style:font-size-asian="12pt" style:font-size-complex="12pt"/>
    </style:style>
    <style:style style:name="T33" style:family="text">
      <style:text-properties fo:color="#000000" loext:opacity="100%" style:font-name="Symbol" fo:font-size="20pt" style:font-name-asian="Symbol" style:font-size-asian="20pt" style:font-name-complex="Symbol" style:font-size-complex="20pt"/>
    </style:style>
    <style:style style:name="T34" style:family="text">
      <style:text-properties fo:color="#000000" loext:opacity="100%" fo:font-size="24pt" style:font-size-asian="24pt" style:font-size-complex="24pt"/>
    </style:style>
    <style:style style:name="T35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6" style:family="text">
      <style:text-properties fo:color="#000000" loext:opacity="100%" fo:font-size="28pt" fo:font-style="italic" style:font-size-asian="28pt" style:font-style-asian="italic" style:font-size-complex="28pt" style:font-style-complex="italic"/>
    </style:style>
    <style:style style:name="T37" style:family="text">
      <style:text-properties fo:color="#000000" loext:opacity="100%" style:font-name="Symbol" fo:font-size="28pt" style:font-name-asian="Symbol" style:font-size-asian="28pt" style:font-name-complex="Symbol" style:font-size-complex="28pt"/>
    </style:style>
    <style:style style:name="T38" style:family="text">
      <style:text-properties fo:color="#000000" loext:opacity="100%" fo:font-size="28pt" style:font-size-asian="28pt" style:font-size-complex="28pt"/>
    </style:style>
    <style:style style:name="T39" style:family="text">
      <style:text-properties fo:color="#000000" loext:opacity="100%" fo:font-size="14pt" style:font-size-asian="14pt" style:font-size-complex="14pt"/>
    </style:style>
    <style:style style:name="T40" style:family="text">
      <style:text-properties fo:color="#000000" loext:opacity="100%" fo:font-size="14pt" fo:font-style="italic" style:font-size-asian="14pt" style:font-style-asian="italic" style:font-size-complex="14pt" style:font-style-complex="italic"/>
    </style:style>
    <style:style style:name="T41" style:family="text">
      <style:text-properties fo:color="#000000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000000" loext:opacity="100%" style:font-name="Symbol" fo:font-size="14pt" style:font-name-asian="Symbol" style:font-size-asian="14pt" style:font-name-complex="Symbol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suffix="." style:num-format="I">
        <style:list-level-properties text:min-label-width="1.976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draw:page draw:name="An Algorithm for Evaluating the Validity of Singly-Quantified Monadic Predicate Logic Argument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3.598cm" presentation:class="title" presentation:user-transformed="true">
          <draw:text-box>
            <text:list text:style-name="L1">
              <text:list-header>
                <text:p text:style-name="P1"><text:span text:style-name="T1">An </text:span><text:span text:style-name="T1">Al</text:span><text:span text:style-name="T1">go</text:span><text:span text:style-name="T1">rit</text:span><text:span text:style-name="T1">h</text:span><text:span text:style-name="T1">m </text:span><text:span text:style-name="T1">for </text:span><text:span text:style-name="T1">Ev</text:span><text:span text:style-name="T1">al</text:span><text:span text:style-name="T1">ua</text:span><text:span text:style-name="T1">tin</text:span><text:span text:style-name="T1">g </text:span><text:span text:style-name="T1">th</text:span><text:span text:style-name="T1">e </text:span><text:span text:style-name="T1">Va</text:span><text:span text:style-name="T1">lid</text:span><text:span text:style-name="T1">ity </text:span><text:span text:style-name="T1">of </text:span><text:span text:style-name="T1">Si</text:span><text:span text:style-name="T1">ng</text:span><text:span text:style-name="T1">ly-</text:span><text:span text:style-name="T1">Q</text:span><text:span text:style-name="T1">ua</text:span><text:span text:style-name="T1">nti</text:span><text:span text:style-name="T1">fie</text:span><text:span text:style-name="T1">d </text:span><text:span text:style-name="T1">M</text:span><text:span text:style-name="T1">on</text:span><text:span text:style-name="T1">ad</text:span><text:span text:style-name="T1">ic </text:span><text:span text:style-name="T1">Pr</text:span><text:span text:style-name="T1">ed</text:span><text:span text:style-name="T1">ic</text:span><text:span text:style-name="T1">at</text:span><text:span text:style-name="T1">e </text:span><text:span text:style-name="T1">Lo</text:span><text:span text:style-name="T1">gi</text:span><text:span text:style-name="T1">c </text:span><text:span text:style-name="T1">Ar</text:span><text:span text:style-name="T1">gu</text:span><text:span text:style-name="T1">m</text:span><text:span text:style-name="T1">en</text:span><text:span text:style-name="T1">ts</text:span></text:p>
              </text:list-header>
            </text:list>
          </draw:text-box>
        </draw:frame>
        <draw:frame presentation:style-name="pr2" draw:text-style-name="P2" draw:layer="layout" svg:width="17.78cm" svg:height="4.233cm" svg:x="4.022cm" svg:y="11.006cm" presentation:class="subtitle" presentation:user-transformed="true">
          <draw:text-box>
            <text:list text:style-name="L1">
              <text:list-header>
                <text:p text:style-name="P3"><text:span text:style-name="T2">Jus</text:span><text:span text:style-name="T2">tine </text:span><text:span text:style-name="T2">Leo</text:span><text:span text:style-name="T2">n </text:span><text:span text:style-name="T2">A. </text:span><text:span text:style-name="T2">Uro</text:span></text:p>
                <text:p text:style-name="P3"><text:span text:style-name="T2">E-</text:span><text:span text:style-name="T2">mai</text:span><text:span text:style-name="T2">l: </text:span><text:span text:style-name="T2">just</text:span><text:span text:style-name="T2">ine</text:span><text:span text:style-name="T2">uro</text:span><text:span text:style-name="T2">@y</text:span><text:span text:style-name="T2">aho</text:span><text:span text:style-name="T2">o.c</text:span><text:span text:style-name="T2">om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11.586cm" svg:x="5.953cm" svg:y="2.348cm" draw:page-number="1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  An Example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tab/><text:tab/>An Example</text:p>
              </text:list-header>
            </text:list>
          </draw:text-box>
        </draw:frame>
        <draw:frame presentation:style-name="pr5" draw:text-style-name="P2" draw:layer="layout" svg:width="23.707cm" svg:height="14.393cm" svg:x="1.057cm" svg:y="4.021cm" presentation:class="outline" presentation:user-transformed="true">
          <draw:text-box>
            <text:list text:style-name="L1">
              <text:list-header>
                <text:p text:style-name="P6"><text:span text:style-name="T3">Consider the following argument in the universal set of all </text:span><text:span text:style-name="T3">beings.</text:span></text:p>
                <text:p text:style-name="P7"><text:span text:style-name="T4">“</text:span><text:span text:style-name="T4">Every person is a rational being. <text:s/>There exists a </text:span><text:span text:style-name="T4">being that is irrational and quantified. <text:s/>Therefore, </text:span><text:span text:style-name="T4">there exists a quantified being that is not a </text:span><text:span text:style-name="T4">person.” <text:s/></text:span></text:p>
                <text:p text:style-name="P7"><text:span text:style-name="T4"><text:tab/></text:span><text:span text:style-name="T4">Px = x is a person, Qx = x is quantified , Rx = x is </text:span><text:span text:style-name="T4">rational</text:span></text:p>
                <text:p text:style-name="P7"><text:span text:style-name="T5"><text:tab/></text:span><text:span text:style-name="T5"><text:tab/></text:span><text:span text:style-name="T5"><text:tab/></text:span><text:span text:style-name="T5">(</text:span><text:span text:style-name="T6"></text:span><text:span text:style-name="T5">x) ( Px </text:span><text:span text:style-name="T6"></text:span><text:span text:style-name="T5"> Rx )</text:span></text:p>
                <text:p text:style-name="P7"><text:span text:style-name="T5"><text:tab/></text:span><text:span text:style-name="T5"><text:tab/></text:span><text:span text:style-name="T5"><text:tab/></text:span><text:span text:style-name="T7">(</text:span><text:span text:style-name="T8"></text:span><text:span text:style-name="T7">x) (</text:span><text:span text:style-name="T8"></text:span><text:span text:style-name="T7">Rx </text:span><text:span text:style-name="T8"></text:span><text:span text:style-name="T7"> Qx</text:span><text:span text:style-name="T9"> )</text:span></text:p>
                <text:p text:style-name="P7"><text:span text:style-name="T5"><text:tab/></text:span><text:span text:style-name="T5"><text:tab/></text:span><text:span text:style-name="T5"> <text:s text:c="6"/></text:span><text:span text:style-name="T6"></text:span><text:span text:style-name="T5">(</text:span><text:span text:style-name="T6"></text:span><text:span text:style-name="T5">x) (Qx </text:span><text:span text:style-name="T6"></text:span><text:span text:style-name="T5"> </text:span><text:span text:style-name="T6"></text:span><text:span text:style-name="T5">Px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11.586cm" svg:x="5.953cm" svg:y="2.348cm" draw:page-number="2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Example/Formal Proof" draw:style-name="dp1" draw:master-page-name="Default" presentation:presentation-page-layout-name="AL3T11">
        <draw:frame presentation:style-name="pr6" draw:text-style-name="P2" draw:layer="layout" svg:width="22.86cm" svg:height="2.88cm" svg:x="1.27cm" svg:y="0.423cm" presentation:class="title" presentation:user-transformed="true">
          <draw:text-box>
            <text:list text:style-name="L1">
              <text:list-header>
                <text:p text:style-name="P1">Example/Formal Proof</text:p>
              </text:list-header>
            </text:list>
          </draw:text-box>
        </draw:frame>
        <draw:frame draw:style-name="gr2" draw:layer="layout" svg:width="22.012cm" svg:height="14.061cm" svg:x="1.27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standard">
              <table:table-cell table:style-name="ce1">
                <text:list text:style-name="L1">
                  <text:list-header>
                    <text:p text:style-name="P8"><text:span text:style-name="T10">Ste</text:span><text:span text:style-name="T10">ps</text:span></text:p>
                  </text:list-header>
                </text:list>
              </table:table-cell>
              <table:table-cell table:style-name="ce2" table:number-columns-spanned="3">
                <text:list text:continue-numbering="true" text:style-name="L1">
                  <text:list-header>
                    <text:p text:style-name="P8"><text:span text:style-name="T11">Rea</text:span><text:span text:style-name="T11">son</text:span><text:span text:style-name="T11">s <text:s text:c="5"/></text:span><text:span text:style-name="T11"><text:s text:c="4"/>|</text:span><text:span text:style-name="T12"></text:span><text:span text:style-name="T13"> </text:span><text:span text:style-name="T13">(</text:span><text:span text:style-name="T12"></text:span><text:span text:style-name="T13">x) </text:span><text:span text:style-name="T13">(Qx </text:span><text:span text:style-name="T12"></text:span><text:span text:style-name="T13"> </text:span><text:span text:style-name="T12"></text:span><text:span text:style-name="T13">Px</text:span><text:span text:style-name="T13">)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 table:default-cell-style-name="standard">
              <table:table-cell table:style-name="ce3">
                <text:list text:continue-numbering="true" text:style-name="L1">
                  <text:list-header>
                    <text:p text:style-name="P9"><text:span text:style-name="T11">1. <text:s/></text:span><text:span text:style-name="T11">(</text:span><text:span text:style-name="T14"></text:span><text:span text:style-name="T11">x) </text:span><text:span text:style-name="T11">( Px </text:span><text:span text:style-name="T14"></text:span><text:span text:style-name="T11"> </text:span><text:span text:style-name="T11">Rx )</text:span></text:p>
                  </text:list-header>
                </text:list>
              </table:table-cell>
              <table:table-cell table:style-name="ce4" table:number-columns-spanned="3">
                <text:list text:continue-numbering="true" text:style-name="L1">
                  <text:list-header>
                    <text:p text:style-name="P9"><text:span text:style-name="T10">1. <text:s/></text:span><text:span text:style-name="T10">pre</text:span><text:span text:style-name="T10">mis</text:span><text:span text:style-name="T10">e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>
              <table:table-cell table:style-name="ce5">
                <text:list text:continue-numbering="true" text:style-name="L1">
                  <text:list-header>
                    <text:p text:style-name="P9"><text:span text:style-name="T11">2. <text:s/></text:span><text:span text:style-name="T11">(</text:span><text:span text:style-name="T14"></text:span><text:span text:style-name="T11">x) </text:span><text:span text:style-name="T11">(</text:span><text:span text:style-name="T14"></text:span><text:span text:style-name="T11">R</text:span><text:span text:style-name="T11">x </text:span><text:span text:style-name="T14"></text:span><text:span text:style-name="T11"> </text:span><text:span text:style-name="T11">Qx</text:span><text:span text:style-name="T15"> )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9"><text:span text:style-name="T10">2. <text:s/></text:span><text:span text:style-name="T10">pre</text:span><text:span text:style-name="T10">mis</text:span><text:span text:style-name="T10">e <text:s/></text:span></text:p>
                  </text:list-header>
                </text:list>
              </table:table-cell>
              <table:table-cell table:style-name="ce7" table:number-columns-spanned="2"/>
              <table:covered-table-cell table:style-name="standard"/>
            </table:table-row>
            <table:table-row table:style-name="ro4" table:default-cell-style-name="standard">
              <table:table-cell table:style-name="ce8">
                <text:list text:continue-numbering="true" text:style-name="L1">
                  <text:list-header>
                    <text:p text:style-name="P9"><text:span text:style-name="T11">3. </text:span><text:span text:style-name="T14"></text:span><text:span text:style-name="T11">Ry</text:span><text:span text:style-name="T14"></text:span><text:span text:style-name="T11"> Qy</text:span><text:span text:style-name="T15"> </text:span></text:p>
                  </text:list-header>
                </text:list>
              </table:table-cell>
              <table:table-cell table:style-name="ce9" table:number-columns-spanned="3">
                <text:list text:continue-numbering="true" text:style-name="L1">
                  <text:list-header>
                    <text:p text:style-name="P9"><text:span text:style-name="T10">3. <text:s/>2 </text:span><text:span text:style-name="T10">E.I.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5" table:default-cell-style-name="standard">
              <table:table-cell table:style-name="ce10">
                <text:list text:continue-numbering="true" text:style-name="L1">
                  <text:list-header>
                    <text:p text:style-name="P9"><text:span text:style-name="T11">4. <text:s/></text:span><text:span text:style-name="T11">Py </text:span><text:span text:style-name="T14"></text:span><text:span text:style-name="T11"> </text:span><text:span text:style-name="T11">Ry </text:span></text:p>
                  </text:list-header>
                </text:list>
              </table:table-cell>
              <table:table-cell table:style-name="ce11" table:number-columns-spanned="3">
                <text:list text:continue-numbering="true" text:style-name="L1">
                  <text:list-header>
                    <text:p text:style-name="P9"><text:span text:style-name="T10">4. <text:s/>1 </text:span><text:span text:style-name="T10">U.I.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4" table:default-cell-style-name="standard">
              <table:table-cell table:style-name="ce12">
                <text:list text:continue-numbering="true" text:style-name="L1">
                  <text:list-header>
                    <text:p text:style-name="P9"><text:span text:style-name="T11">5. </text:span><text:span text:style-name="T14"></text:span><text:span text:style-name="T11">Ry</text:span></text:p>
                  </text:list-header>
                </text:list>
              </table:table-cell>
              <table:table-cell table:style-name="ce13" table:number-columns-spanned="3">
                <text:list text:continue-numbering="true" text:style-name="L1">
                  <text:list-header>
                    <text:p text:style-name="P9"><text:span text:style-name="T11">5. <text:s/>3 </text:span><text:span text:style-name="T11">Sim</text:span><text:span text:style-name="T11">p.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6" table:default-cell-style-name="standard">
              <table:table-cell table:style-name="ce14">
                <text:list text:continue-numbering="true" text:style-name="L1">
                  <text:list-header>
                    <text:p text:style-name="P9"><text:span text:style-name="T11">6. <text:s/></text:span><text:span text:style-name="T11">Qy</text:span></text:p>
                  </text:list-header>
                </text:list>
              </table:table-cell>
              <table:table-cell table:style-name="ce15" table:number-columns-spanned="3">
                <text:list text:continue-numbering="true" text:style-name="L1">
                  <text:list-header>
                    <text:p text:style-name="P9"><text:span text:style-name="T11">6. <text:s/>3 </text:span><text:span text:style-name="T11">Sim</text:span><text:span text:style-name="T11">p.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 table:default-cell-style-name="standard">
              <table:table-cell table:style-name="ce16">
                <text:list text:continue-numbering="true" text:style-name="L1">
                  <text:list-header>
                    <text:p text:style-name="P9"><text:span text:style-name="T11">7. </text:span><text:span text:style-name="T14"></text:span><text:span text:style-name="T11"> </text:span><text:span text:style-name="T11">Py</text:span></text:p>
                  </text:list-header>
                </text:list>
              </table:table-cell>
              <table:table-cell table:style-name="ce17" table:number-columns-spanned="3">
                <text:list text:continue-numbering="true" text:style-name="L1">
                  <text:list-header>
                    <text:p text:style-name="P9"><text:span text:style-name="T10">7. <text:s/></text:span><text:span text:style-name="T10">4,5 </text:span><text:span text:style-name="T10">M.T.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 table:default-cell-style-name="standard">
              <table:table-cell table:style-name="ce18">
                <text:list text:continue-numbering="true" text:style-name="L1">
                  <text:list-header>
                    <text:p text:style-name="P9"><text:span text:style-name="T11">8. </text:span><text:span text:style-name="T11">Qy </text:span><text:span text:style-name="T14"></text:span><text:span text:style-name="T11"> </text:span><text:span text:style-name="T14"></text:span><text:span text:style-name="T11"> </text:span><text:span text:style-name="T11">Py</text:span></text:p>
                  </text:list-header>
                </text:list>
              </table:table-cell>
              <table:table-cell table:style-name="ce19" table:number-columns-spanned="3">
                <text:list text:continue-numbering="true" text:style-name="L1">
                  <text:list-header>
                    <text:p text:style-name="P9"><text:span text:style-name="T10">8. <text:s/></text:span><text:span text:style-name="T10">6,7 </text:span><text:span text:style-name="T10">Con</text:span><text:span text:style-name="T10">j.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6" table:default-cell-style-name="standard">
              <table:table-cell table:style-name="ce20">
                <text:list text:continue-numbering="true" text:style-name="L1">
                  <text:list-header>
                    <text:p text:style-name="P9"><text:span text:style-name="T11">9. </text:span><text:span text:style-name="T14"></text:span><text:span text:style-name="T11"> </text:span><text:span text:style-name="T11">(</text:span><text:span text:style-name="T14"></text:span><text:span text:style-name="T11">x) </text:span><text:span text:style-name="T11">(Qx </text:span><text:span text:style-name="T14"></text:span><text:span text:style-name="T11"> </text:span><text:span text:style-name="T14"></text:span><text:span text:style-name="T11">Px</text:span><text:span text:style-name="T11">)</text:span></text:p>
                  </text:list-header>
                </text:list>
              </table:table-cell>
              <table:table-cell table:style-name="ce21" table:number-columns-spanned="3">
                <text:list text:continue-numbering="true" text:style-name="L1">
                  <text:list-header>
                    <text:p text:style-name="P9"><text:span text:style-name="T10">9. <text:s/>8 </text:span><text:span text:style-name="T10">E.G.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7" table:default-cell-style-name="standard">
              <table:table-cell table:style-name="ce22" table:number-columns-spanned="3">
                <text:list text:continue-numbering="true" text:style-name="L1">
                  <text:list-header>
                    <text:p text:style-name="P8"><text:span text:style-name="T10">Q.E.</text:span><text:span text:style-name="T10">D.</text:span></text:p>
                  </text:list-header>
                </text:list>
              </table:table-cell>
              <table:covered-table-cell/>
              <table:covered-table-cell/>
              <table:table-cell table:style-name="ce23"/>
            </table:table-row>
          </table:table>
          <draw:image xlink:href="Pictures/TablePreview1.svm" xlink:type="simple" xlink:show="embed" xlink:actuate="onLoad"/>
        </draw:frame>
        <draw:custom-shape draw:style-name="gr3" draw:text-style-name="P11" draw:layer="layout" svg:width="7.408cm" svg:height="2.802cm" svg:x="16.722cm" svg:y="8.467cm">
          <text:list text:style-name="L1">
            <text:list-header>
              <text:p text:style-name="P1"><text:span text:style-name="T16"><text:s text:c="3"/></text:span><text:span text:style-name="T2">(</text:span><text:span text:style-name="T17"></text:span><text:span text:style-name="T2">x</text:span><text:span text:style-name="T2">) </text:span><text:span text:style-name="T2">( Px </text:span><text:span text:style-name="T17"></text:span><text:span text:style-name="T2"> </text:span><text:span text:style-name="T2">Rx </text:span><text:span text:style-name="T2">)</text:span></text:p>
              <text:p text:style-name="P1"><text:span text:style-name="T18"><text:s text:c="3"/></text:span><text:span text:style-name="T18">(</text:span><text:span text:style-name="T19"></text:span><text:span text:style-name="T18">x) </text:span><text:span text:style-name="T18">(</text:span><text:span text:style-name="T19"></text:span><text:span text:style-name="T18">R</text:span><text:span text:style-name="T18">x </text:span><text:span text:style-name="T19"></text:span><text:span text:style-name="T18"> </text:span><text:span text:style-name="T18">Qx</text:span><text:span text:style-name="T20"> </text:span></text:p>
            </text:list-header>
          </text:list>
          <text:list text:style-name="L2">
            <text:list-header>
              <text:p text:style-name="P10"><text:span text:style-name="T17"></text:span><text:span text:style-name="T2">(</text:span><text:span text:style-name="T17"></text:span><text:span text:style-name="T2">x) </text:span><text:span text:style-name="T2">(Qx </text:span><text:span text:style-name="T17"></text:span><text:span text:style-name="T2"> </text:span><text:span text:style-name="T17"></text:span><text:span text:style-name="T2">P</text:span><text:span text:style-name="T2">x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197cm" svg:height="4.022cm" svg:x="16.298cm" svg:y="8.0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11.586cm" svg:x="5.953cm" svg:y="2.348cm" draw:page-number="3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1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1.777cm" svg:x="1.27cm" svg:y="0.762cm" presentation:class="title" presentation:user-transformed="true">
          <draw:text-box>
            <text:list text:style-name="L1">
              <text:list-header>
                <text:p text:style-name="P1">Step 1</text:p>
              </text:list-header>
            </text:list>
          </draw:text-box>
        </draw:frame>
        <draw:frame presentation:style-name="pr8" draw:text-style-name="P2" draw:layer="layout" svg:width="22.86cm" svg:height="15.451cm" svg:x="1.482cm" svg:y="2.751cm" presentation:class="outline" presentation:user-transformed="true">
          <draw:text-box>
            <text:list text:style-name="L1">
              <text:list-header>
                <text:p text:style-name="P12"><text:span text:style-name="T21"><text:tab/></text:span><text:span text:style-name="T22">Write down the </text:span><text:span text:style-name="T22">symbolic logic </text:span><text:span text:style-name="T22">argument underlying </text:span><text:span text:style-name="T22">each instantiation of the </text:span><text:span text:style-name="T22">given predicate logic </text:span><text:span text:style-name="T22">argument.</text:span><text:span text:style-name="T21"> <text:s/></text:span></text:p>
                <text:p text:style-name="P12"><text:span text:style-name="T21"><text:tab/></text:span><text:span text:style-name="T21">Consider the example </text:span><text:span text:style-name="T21">given in Section 1 at the </text:span><text:span text:style-name="T21">instance when </text:span><text:span text:style-name="T22">x = c, </text:span><text:span text:style-name="T21">we </text:span><text:span text:style-name="T21">then have</text:span></text:p>
                <text:p text:style-name="P12"><text:span text:style-name="T21"/></text:p>
                <text:p text:style-name="P12"><text:span text:style-name="T21"><text:tab/></text:span><text:span text:style-name="T21"><text:tab/></text:span><text:span text:style-name="T21"> <text:s/></text:span><text:span text:style-name="T21"><text:tab/></text:span><text:span text:style-name="T21"> <text:s text:c="2"/></text:span><text:span text:style-name="T21">Pc </text:span><text:span text:style-name="T23"></text:span><text:span text:style-name="T21"> Rc </text:span></text:p>
                <text:p text:style-name="P12"><text:span text:style-name="T21"><text:tab/></text:span><text:span text:style-name="T21"><text:tab/></text:span><text:span text:style-name="T21"><text:tab/></text:span><text:span text:style-name="T24"> <text:s/></text:span><text:span text:style-name="T25"></text:span><text:span text:style-name="T26">Rc </text:span><text:span text:style-name="T25"></text:span><text:span text:style-name="T26"> Qc</text:span><text:span text:style-name="T27"> </text:span><text:span text:style-name="T27"><text:s/></text:span></text:p>
                <text:p text:style-name="P12"><text:span text:style-name="T21"><text:tab/></text:span><text:span text:style-name="T21"><text:tab/></text:span><text:span text:style-name="T21"> <text:s text:c="6"/></text:span><text:span text:style-name="T23"></text:span><text:span text:style-name="T21"><text:tab/></text:span><text:span text:style-name="T21">Qc </text:span><text:span text:style-name="T23"></text:span><text:span text:style-name="T21"> Pc</text:span></text:p>
                <text:p text:style-name="P12"><text:span text:style-name="T22"/></text:p>
                <text:p text:style-name="P12"><text:span text:style-name="T21"><text:tab/></text:span><text:span text:style-name="T21">The symbolic logic </text:span><text:span text:style-name="T21">argument underlying </text:span><text:span text:style-name="T21">this one would be <text:s/></text:span><text:span text:style-name="T21"><text:tab/></text:span><text:span text:style-name="T21"> <text:s text:c="3"/></text:span><text:span text:style-name="T21"><text:tab/></text:span><text:span text:style-name="T21"> <text:s text:c="4"/>P </text:span><text:span text:style-name="T23"></text:span><text:span text:style-name="T21"> R</text:span></text:p>
                <text:p text:style-name="P12"><text:span text:style-name="T21"><text:tab/></text:span><text:span text:style-name="T21"><text:tab/></text:span><text:span text:style-name="T21"><text:tab/></text:span><text:span text:style-name="T24"> <text:s text:c="2"/></text:span><text:span text:style-name="T28"></text:span><text:span text:style-name="T24">R </text:span><text:span text:style-name="T28"></text:span><text:span text:style-name="T24"> Q</text:span><text:span text:style-name="T29"> <text:s text:c="3"/></text:span></text:p>
                <text:p text:style-name="P12"><text:span text:style-name="T21"><text:tab/></text:span><text:span text:style-name="T21"> <text:s text:c="22"/></text:span><text:span text:style-name="T23"></text:span><text:span text:style-name="T21"> </text:span><text:span text:style-name="T21">Q </text:span><text:span text:style-name="T23"></text:span><text:span text:style-name="T21"> P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11.586cm" svg:x="5.953cm" svg:y="2.348cm" draw:page-number="4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2" draw:style-name="dp1" draw:master-page-name="Default" presentation:presentation-page-layout-name="AL4T10">
        <draw:custom-shape draw:style-name="gr3" draw:text-style-name="P14" draw:layer="layout" svg:width="22.437cm" svg:height="1.019cm" svg:x="2.328cm" svg:y="1.058cm">
          <text:list text:style-name="L1">
            <text:list-header>
              <text:p text:style-name="P13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5">Step 2</text:p>
              </text:list-header>
            </text:list>
          </draw:text-box>
        </draw:frame>
        <draw:frame presentation:style-name="pr9" draw:text-style-name="P2" draw:layer="layout" svg:width="11.218cm" svg:height="13.97cm" svg:x="0cm" svg:y="4.233cm" presentation:class="outline" presentation:user-transformed="true">
          <draw:text-box>
            <text:list text:style-name="L1">
              <text:list-header>
                <text:p text:style-name="P6"><text:span text:style-name="T30"><text:tab/></text:span><text:span text:style-name="T31">Construct the truth table of the symbolic logic argument obtained in </text:span><text:span text:style-name="T31">Step 1 and put at the topmost part of each column the quantifier of </text:span><text:span text:style-name="T31">the proposition for that column.</text:span><text:span text:style-name="T30"> <text:s/></text:span><text:span text:style-name="T31">Each simple proposition that is not </text:span><text:span text:style-name="T31">a premise of the argument is considered to be existentially </text:span><text:span text:style-name="T31">quantified. <text:s/></text:span><text:span text:style-name="T30"><text:s/></text:span></text:p>
                <text:p text:style-name="P6"><text:span text:style-name="T30"/></text:p>
                <text:p text:style-name="P6"><text:span text:style-name="T30"><text:tab/></text:span><text:span text:style-name="T30">(Observe that the truth table has columns for the simple </text:span><text:span text:style-name="T30">propositions, premises, and conclusion.)</text:span></text:p>
              </text:list-header>
            </text:list>
          </draw:text-box>
        </draw:frame>
        <draw:frame draw:style-name="gr2" draw:layer="layout" svg:width="13.122cm" svg:height="12.6cm" svg:x="11.642cm" svg:y="4.44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8">
              <table:table-cell table:style-name="ce24" table:number-rows-spanned="2">
                <text:list text:style-name="L1">
                  <text:list-header>
                    <text:p text:style-name="P16"><text:span text:style-name="T32">Object </text:span><text:span text:style-name="T32">Types</text:span></text:p>
                  </text:list-header>
                </text:list>
              </table:table-cell>
              <table:table-cell table:style-name="ce25">
                <text:list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28">
                <text:list text:continue-numbering="true" text:style-name="L2">
                  <text:list-header>
                    <text:p text:style-name="P17"><text:span text:style-name="T33"></text:span></text:p>
                  </text:list-header>
                </text:list>
              </table:table-cell>
              <table:table-cell table:style-name="ce29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30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</table:table-row>
            <table:table-row table:style-name="ro9">
              <table:covered-table-cell table:style-name="standard"/>
              <table:table-cell table:style-name="ce31">
                <text:list text:style-name="L1">
                  <text:list-header>
                    <text:p text:style-name="P18"><text:span text:style-name="T30">P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18"><text:span text:style-name="T30">Q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18"><text:span text:style-name="T30">R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8"><text:span text:style-name="T30">P</text:span><text:span text:style-name="T33"></text:span><text:span text:style-name="T30">R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7"><text:span text:style-name="T33"></text:span><text:span text:style-name="T30">R</text:span><text:span text:style-name="T33"></text:span><text:span text:style-name="T30">Q</text:span></text:p>
                  </text:list-header>
                </text:list>
              </table:table-cell>
              <table:table-cell table:style-name="ce36">
                <text:list text:style-name="L1">
                  <text:list-header>
                    <text:p text:style-name="P18"><text:span text:style-name="T30">Q </text:span><text:span text:style-name="T33"></text:span><text:span text:style-name="T30"> </text:span><text:span text:style-name="T30">P</text:span></text:p>
                  </text:list-header>
                </text:list>
              </table:table-cell>
            </table:table-row>
            <table:table-row table:style-name="ro9">
              <table:table-cell table:style-name="ce37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41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44">
                <text:list text:continue-numbering="true" text:style-name="L1">
                  <text:list-header>
                    <text:p text:style-name="P19"><text:span text:style-name="T34">2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46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51">
                <text:list text:continue-numbering="true" text:style-name="L1">
                  <text:list-header>
                    <text:p text:style-name="P19"><text:span text:style-name="T34">3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55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58">
                <text:list text:continue-numbering="true" text:style-name="L1">
                  <text:list-header>
                    <text:p text:style-name="P19"><text:span text:style-name="T34">4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61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64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65">
                <text:list text:continue-numbering="true" text:style-name="L1">
                  <text:list-header>
                    <text:p text:style-name="P19"><text:span text:style-name="T34">5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71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9">
              <table:table-cell table:style-name="ce72">
                <text:list text:continue-numbering="true" text:style-name="L1">
                  <text:list-header>
                    <text:p text:style-name="P19"><text:span text:style-name="T34">6</text:span></text:p>
                  </text:list-header>
                </text:list>
              </table:table-cell>
              <table:table-cell table:style-name="ce73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76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7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9">
              <table:table-cell table:style-name="ce79">
                <text:list text:continue-numbering="true" text:style-name="L1">
                  <text:list-header>
                    <text:p text:style-name="P19"><text:span text:style-name="T34">7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81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82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86">
                <text:list text:continue-numbering="true" text:style-name="L1">
                  <text:list-header>
                    <text:p text:style-name="P19"><text:span text:style-name="T34">8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91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142cm" svg:height="11.586cm" svg:x="5.953cm" svg:y="2.348cm" draw:page-number="5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3" draw:style-name="dp1" draw:master-page-name="Default" presentation:presentation-page-layout-name="AL4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5">Step 3</text:p>
              </text:list-header>
            </text:list>
          </draw:text-box>
        </draw:frame>
        <draw:frame presentation:style-name="pr10" draw:text-style-name="P2" draw:layer="layout" svg:width="11.218cm" svg:height="12.572cm" svg:x="0.635cm" svg:y="4.445cm" presentation:class="outline" presentation:user-transformed="true">
          <draw:text-box>
            <text:list text:style-name="L1">
              <text:list-header>
                <text:p text:style-name="P20"><text:span text:style-name="T34"><text:tab/></text:span><text:span text:style-name="T35">Delete the rows of object types that have entries of 0 in a </text:span><text:span text:style-name="T35">column of a universally quantified premise</text:span><text:span text:style-name="T34"> </text:span><text:span text:style-name="T35">(i.e., rows with </text:span><text:span text:style-name="T35">a 0 entry in a <text:s/>premise column)</text:span><text:span text:style-name="T34">. <text:s/></text:span></text:p>
                <text:p text:style-name="P20"><text:span text:style-name="T34"/></text:p>
                <text:p text:style-name="P20"><text:span text:style-name="T34"><text:tab/></text:span><text:span text:style-name="T34">For this particular example, Rows 2 and 4 are deleted </text:span><text:span text:style-name="T34">(they are marked with asterisks below).</text:span></text:p>
              </text:list-header>
            </text:list>
          </draw:text-box>
        </draw:frame>
        <draw:frame draw:style-name="gr2" draw:layer="layout" svg:width="12.699cm" svg:height="12.6cm" svg:x="12.277cm" svg:y="4.65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0"/>
            <table:table-column table:style-name="co17"/>
            <table:table-row table:style-name="ro8">
              <table:table-cell table:style-name="ce93" table:number-rows-spanned="2">
                <text:list text:style-name="L1">
                  <text:list-header>
                    <text:p text:style-name="P16"><text:span text:style-name="T32">Object Types</text:span></text:p>
                  </text:list-header>
                </text:list>
              </table:table-cell>
              <table:table-cell table:style-name="ce94">
                <text:list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95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96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97">
                <text:list text:continue-numbering="true" text:style-name="L2">
                  <text:list-header>
                    <text:p text:style-name="P17"><text:span text:style-name="T33"></text:span></text:p>
                  </text:list-header>
                </text:list>
              </table:table-cell>
              <table:table-cell table:style-name="ce98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99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</table:table-row>
            <table:table-row table:style-name="ro9">
              <table:covered-table-cell table:style-name="standard"/>
              <table:table-cell table:style-name="ce100">
                <text:list text:style-name="L1">
                  <text:list-header>
                    <text:p text:style-name="P18"><text:span text:style-name="T30">P</text:span></text:p>
                  </text:list-header>
                </text:list>
              </table:table-cell>
              <table:table-cell table:style-name="ce101">
                <text:list text:continue-numbering="true" text:style-name="L1">
                  <text:list-header>
                    <text:p text:style-name="P18"><text:span text:style-name="T30">Q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18"><text:span text:style-name="T30">R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18"><text:span text:style-name="T30">P</text:span><text:span text:style-name="T33"></text:span><text:span text:style-name="T30">R</text:span></text:p>
                  </text:list-header>
                </text:list>
              </table:table-cell>
              <table:table-cell table:style-name="ce104">
                <text:list text:style-name="L2">
                  <text:list-header>
                    <text:p text:style-name="P17"><text:span text:style-name="T33"></text:span><text:span text:style-name="T30">R</text:span><text:span text:style-name="T33"></text:span><text:span text:style-name="T30">Q</text:span></text:p>
                  </text:list-header>
                </text:list>
              </table:table-cell>
              <table:table-cell table:style-name="ce105">
                <text:list text:style-name="L1">
                  <text:list-header>
                    <text:p text:style-name="P18"><text:span text:style-name="T30">Q </text:span><text:span text:style-name="T33"></text:span><text:span text:style-name="T30"> P</text:span></text:p>
                  </text:list-header>
                </text:list>
              </table:table-cell>
            </table:table-row>
            <table:table-row table:style-name="ro9">
              <table:table-cell table:style-name="ce106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09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113">
                <text:list text:continue-numbering="true" text:style-name="L1">
                  <text:list-header>
                    <text:p text:style-name="P19"><text:span text:style-name="T34">2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16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17">
                <text:list text:continue-numbering="true" text:style-name="L1">
                  <text:list-header>
                    <text:p text:style-name="P19"><text:span text:style-name="T34">0*</text:span></text:p>
                  </text:list-header>
                </text:list>
              </table:table-cell>
              <table:table-cell table:style-name="ce11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120">
                <text:list text:continue-numbering="true" text:style-name="L1">
                  <text:list-header>
                    <text:p text:style-name="P19"><text:span text:style-name="T34">3</text:span></text:p>
                  </text:list-header>
                </text:list>
              </table:table-cell>
              <table:table-cell table:style-name="ce121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26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127">
                <text:list text:continue-numbering="true" text:style-name="L1">
                  <text:list-header>
                    <text:p text:style-name="P19"><text:span text:style-name="T34">4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19"><text:span text:style-name="T34">0*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134">
                <text:list text:continue-numbering="true" text:style-name="L1">
                  <text:list-header>
                    <text:p text:style-name="P19"><text:span text:style-name="T34">5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36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37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39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9">
              <table:table-cell table:style-name="ce141">
                <text:list text:continue-numbering="true" text:style-name="L1">
                  <text:list-header>
                    <text:p text:style-name="P19"><text:span text:style-name="T34">6</text:span></text:p>
                  </text:list-header>
                </text:list>
              </table:table-cell>
              <table:table-cell table:style-name="ce14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43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45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46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47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9">
              <table:table-cell table:style-name="ce148">
                <text:list text:continue-numbering="true" text:style-name="L1">
                  <text:list-header>
                    <text:p text:style-name="P19"><text:span text:style-name="T34">7</text:span></text:p>
                  </text:list-header>
                </text:list>
              </table:table-cell>
              <table:table-cell table:style-name="ce149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5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51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52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53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54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155">
                <text:list text:continue-numbering="true" text:style-name="L1">
                  <text:list-header>
                    <text:p text:style-name="P19"><text:span text:style-name="T34">8</text:span></text:p>
                  </text:list-header>
                </text:list>
              </table:table-cell>
              <table:table-cell table:style-name="ce156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57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58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61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7.142cm" svg:height="11.586cm" svg:x="5.953cm" svg:y="2.348cm" draw:page-number="6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4" draw:style-name="dp1" draw:master-page-name="Default" presentation:presentation-page-layout-name="AL4T10">
        <draw:frame presentation:style-name="pr4" draw:text-style-name="P2" draw:layer="layout" svg:width="22.86cm" svg:height="3.175cm" svg:x="1.27cm" svg:y="0.846cm" presentation:class="title" presentation:user-transformed="true">
          <draw:text-box>
            <text:list text:style-name="L1">
              <text:list-header>
                <text:p text:style-name="P1">Step 4</text:p>
              </text:list-header>
            </text:list>
          </draw:text-box>
        </draw:frame>
        <draw:frame presentation:style-name="pr10" draw:text-style-name="P2" draw:layer="layout" svg:width="11.218cm" svg:height="12.572cm" svg:x="0cm" svg:y="4.233cm" presentation:class="outline" presentation:user-transformed="true">
          <draw:text-box>
            <text:list text:style-name="L1">
              <text:list-header>
                <text:p text:style-name="P21"><text:span text:style-name="T35"><text:tab/></text:span><text:span text:style-name="T35">Delete the rows of object types that have entries of 1 in </text:span><text:span text:style-name="T35">a column of an existentially quantified conclusion (i.e., </text:span><text:span text:style-name="T35">rows with a 1 directly below a <text:s/>conclusion column).</text:span><text:span text:style-name="T34"> <text:s/></text:span></text:p>
                <text:p text:style-name="P21"><text:span text:style-name="T34"/></text:p>
                <text:p text:style-name="P21"><text:span text:style-name="T34"><text:tab/></text:span><text:span text:style-name="T34">For this particular example, Rows 5 and 6 are further </text:span><text:span text:style-name="T34">deleted.</text:span></text:p>
              </text:list-header>
            </text:list>
          </draw:text-box>
        </draw:frame>
        <draw:frame draw:style-name="gr2" draw:layer="layout" svg:width="12.699cm" svg:height="10.046cm" svg:x="12.277cm" svg:y="5.292cm">
          <table:table>
            <table:table-column table:style-name="co3"/>
            <table:table-column table:style-name="co18"/>
            <table:table-column table:style-name="co19"/>
            <table:table-column table:style-name="co19"/>
            <table:table-column table:style-name="co20"/>
            <table:table-column table:style-name="co10"/>
            <table:table-column table:style-name="co11"/>
            <table:table-row table:style-name="ro8">
              <table:table-cell table:style-name="ce162" table:number-rows-spanned="2">
                <text:list text:style-name="L1">
                  <text:list-header>
                    <text:p text:style-name="P16"><text:span text:style-name="T32">Object Types</text:span></text:p>
                  </text:list-header>
                </text:list>
              </table:table-cell>
              <table:table-cell table:style-name="ce163">
                <text:list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164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165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166">
                <text:list text:continue-numbering="true" text:style-name="L2">
                  <text:list-header>
                    <text:p text:style-name="P17"><text:span text:style-name="T33"></text:span></text:p>
                  </text:list-header>
                </text:list>
              </table:table-cell>
              <table:table-cell table:style-name="ce167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168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</table:table-row>
            <table:table-row table:style-name="ro9">
              <table:covered-table-cell table:style-name="standard"/>
              <table:table-cell table:style-name="ce169">
                <text:list text:style-name="L1">
                  <text:list-header>
                    <text:p text:style-name="P18"><text:span text:style-name="T30">P</text:span></text:p>
                  </text:list-header>
                </text:list>
              </table:table-cell>
              <table:table-cell table:style-name="ce170">
                <text:list text:continue-numbering="true" text:style-name="L1">
                  <text:list-header>
                    <text:p text:style-name="P18"><text:span text:style-name="T30">Q</text:span></text:p>
                  </text:list-header>
                </text:list>
              </table:table-cell>
              <table:table-cell table:style-name="ce171">
                <text:list text:continue-numbering="true" text:style-name="L1">
                  <text:list-header>
                    <text:p text:style-name="P18"><text:span text:style-name="T30">R</text:span></text:p>
                  </text:list-header>
                </text:list>
              </table:table-cell>
              <table:table-cell table:style-name="ce172">
                <text:list text:continue-numbering="true" text:style-name="L1">
                  <text:list-header>
                    <text:p text:style-name="P18"><text:span text:style-name="T30">P</text:span><text:span text:style-name="T33"></text:span><text:span text:style-name="T30">R</text:span></text:p>
                  </text:list-header>
                </text:list>
              </table:table-cell>
              <table:table-cell table:style-name="ce173">
                <text:list text:style-name="L2">
                  <text:list-header>
                    <text:p text:style-name="P17"><text:span text:style-name="T33"></text:span><text:span text:style-name="T30">R</text:span><text:span text:style-name="T33"></text:span><text:span text:style-name="T30">Q</text:span></text:p>
                  </text:list-header>
                </text:list>
              </table:table-cell>
              <table:table-cell table:style-name="ce174">
                <text:list text:style-name="L1">
                  <text:list-header>
                    <text:p text:style-name="P18"><text:span text:style-name="T30">Q </text:span><text:span text:style-name="T33"></text:span><text:span text:style-name="T30"> P</text:span></text:p>
                  </text:list-header>
                </text:list>
              </table:table-cell>
            </table:table-row>
            <table:table-row table:style-name="ro9">
              <table:table-cell table:style-name="ce175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76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77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7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79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8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81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182">
                <text:list text:continue-numbering="true" text:style-name="L1">
                  <text:list-header>
                    <text:p text:style-name="P19"><text:span text:style-name="T34">3</text:span></text:p>
                  </text:list-header>
                </text:list>
              </table:table-cell>
              <table:table-cell table:style-name="ce183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84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85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86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87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88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189">
                <text:list text:continue-numbering="true" text:style-name="L1">
                  <text:list-header>
                    <text:p text:style-name="P19"><text:span text:style-name="T34">5</text:span></text:p>
                  </text:list-header>
                </text:list>
              </table:table-cell>
              <table:table-cell table:style-name="ce19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91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92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93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94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95">
                <text:list text:continue-numbering="true" text:style-name="L1">
                  <text:list-header>
                    <text:p text:style-name="P19"><text:span text:style-name="T34">1*</text:span></text:p>
                  </text:list-header>
                </text:list>
              </table:table-cell>
            </table:table-row>
            <table:table-row table:style-name="ro9">
              <table:table-cell table:style-name="ce196">
                <text:list text:continue-numbering="true" text:style-name="L1">
                  <text:list-header>
                    <text:p text:style-name="P19"><text:span text:style-name="T34">6</text:span></text:p>
                  </text:list-header>
                </text:list>
              </table:table-cell>
              <table:table-cell table:style-name="ce197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19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199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00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01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02">
                <text:list text:continue-numbering="true" text:style-name="L1">
                  <text:list-header>
                    <text:p text:style-name="P19"><text:span text:style-name="T34">1*</text:span></text:p>
                  </text:list-header>
                </text:list>
              </table:table-cell>
            </table:table-row>
            <table:table-row table:style-name="ro9">
              <table:table-cell table:style-name="ce203">
                <text:list text:continue-numbering="true" text:style-name="L1">
                  <text:list-header>
                    <text:p text:style-name="P19"><text:span text:style-name="T34">7</text:span></text:p>
                  </text:list-header>
                </text:list>
              </table:table-cell>
              <table:table-cell table:style-name="ce204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05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06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07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08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09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210">
                <text:list text:continue-numbering="true" text:style-name="L1">
                  <text:list-header>
                    <text:p text:style-name="P19"><text:span text:style-name="T34">8</text:span></text:p>
                  </text:list-header>
                </text:list>
              </table:table-cell>
              <table:table-cell table:style-name="ce211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1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13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14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15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16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7.142cm" svg:height="11.586cm" svg:x="5.953cm" svg:y="2.348cm" draw:page-number="7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5" draw:style-name="dp1" draw:master-page-name="Default" presentation:presentation-page-layout-name="AL4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Step 5</text:p>
              </text:list-header>
            </text:list>
          </draw:text-box>
        </draw:frame>
        <draw:frame presentation:style-name="pr10" draw:text-style-name="P2" draw:layer="layout" svg:width="11.219cm" svg:height="12.572cm" svg:x="0.422cm" svg:y="4.445cm" presentation:class="outline" presentation:user-transformed="true">
          <draw:text-box>
            <text:list text:style-name="L1">
              <text:list-header>
                <text:p text:style-name="P22"><text:span text:style-name="T36"><text:tab/></text:span><text:span text:style-name="T36">For each </text:span><text:span text:style-name="T37"></text:span><text:span text:style-name="T36"> column, conjoin the entries of the </text:span><text:span text:style-name="T36">remaining rows and indicate the combined truth </text:span><text:span text:style-name="T36">value for the column at the bottom of the table.</text:span><text:span text:style-name="T38"> </text:span></text:p>
              </text:list-header>
            </text:list>
          </draw:text-box>
        </draw:frame>
        <draw:frame draw:style-name="gr2" draw:layer="layout" svg:width="12.488cm" svg:height="10.194cm" svg:x="12.488cm" svg:y="4.445cm">
          <table:table>
            <table:table-column table:style-name="co3"/>
            <table:table-column table:style-name="co21"/>
            <table:table-column table:style-name="co22"/>
            <table:table-column table:style-name="co21"/>
            <table:table-column table:style-name="co23"/>
            <table:table-column table:style-name="co10"/>
            <table:table-column table:style-name="co17"/>
            <table:table-row table:style-name="ro10">
              <table:table-cell table:style-name="ce217" table:number-rows-spanned="2">
                <text:list text:style-name="L1">
                  <text:list-header>
                    <text:p text:style-name="P16"><text:span text:style-name="T32">Object Types</text:span></text:p>
                  </text:list-header>
                </text:list>
              </table:table-cell>
              <table:table-cell table:style-name="ce218">
                <text:list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219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220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221">
                <text:list text:continue-numbering="true" text:style-name="L2">
                  <text:list-header>
                    <text:p text:style-name="P17"><text:span text:style-name="T33"></text:span></text:p>
                  </text:list-header>
                </text:list>
              </table:table-cell>
              <table:table-cell table:style-name="ce222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223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</table:table-row>
            <table:table-row table:style-name="ro9">
              <table:covered-table-cell table:style-name="standard"/>
              <table:table-cell table:style-name="ce224">
                <text:list text:style-name="L1">
                  <text:list-header>
                    <text:p text:style-name="P18"><text:span text:style-name="T30">P</text:span></text:p>
                  </text:list-header>
                </text:list>
              </table:table-cell>
              <table:table-cell table:style-name="ce225">
                <text:list text:continue-numbering="true" text:style-name="L1">
                  <text:list-header>
                    <text:p text:style-name="P18"><text:span text:style-name="T30">Q</text:span></text:p>
                  </text:list-header>
                </text:list>
              </table:table-cell>
              <table:table-cell table:style-name="ce226">
                <text:list text:continue-numbering="true" text:style-name="L1">
                  <text:list-header>
                    <text:p text:style-name="P18"><text:span text:style-name="T30">R</text:span></text:p>
                  </text:list-header>
                </text:list>
              </table:table-cell>
              <table:table-cell table:style-name="ce227">
                <text:list text:continue-numbering="true" text:style-name="L1">
                  <text:list-header>
                    <text:p text:style-name="P18"><text:span text:style-name="T30">P</text:span><text:span text:style-name="T33"></text:span><text:span text:style-name="T30">R</text:span></text:p>
                  </text:list-header>
                </text:list>
              </table:table-cell>
              <table:table-cell table:style-name="ce228">
                <text:list text:style-name="L2">
                  <text:list-header>
                    <text:p text:style-name="P17"><text:span text:style-name="T33"></text:span><text:span text:style-name="T30">R</text:span><text:span text:style-name="T33"></text:span><text:span text:style-name="T30">Q</text:span></text:p>
                  </text:list-header>
                </text:list>
              </table:table-cell>
              <table:table-cell table:style-name="ce229">
                <text:list text:style-name="L1">
                  <text:list-header>
                    <text:p text:style-name="P18"><text:span text:style-name="T30">Q </text:span><text:span text:style-name="T33"></text:span><text:span text:style-name="T30"> P</text:span></text:p>
                  </text:list-header>
                </text:list>
              </table:table-cell>
            </table:table-row>
            <table:table-row table:style-name="ro9">
              <table:table-cell table:style-name="ce230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31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32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33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34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35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36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11">
              <table:table-cell table:style-name="ce237">
                <text:list text:continue-numbering="true" text:style-name="L1">
                  <text:list-header>
                    <text:p text:style-name="P19"><text:span text:style-name="T34">3</text:span></text:p>
                  </text:list-header>
                </text:list>
              </table:table-cell>
              <table:table-cell table:style-name="ce23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39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40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41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4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43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12">
              <table:table-cell table:style-name="ce244">
                <text:list text:continue-numbering="true" text:style-name="L1">
                  <text:list-header>
                    <text:p text:style-name="P19"><text:span text:style-name="T34">7</text:span></text:p>
                  </text:list-header>
                </text:list>
              </table:table-cell>
              <table:table-cell table:style-name="ce245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46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47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4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49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5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12">
              <table:table-cell table:style-name="ce251">
                <text:list text:continue-numbering="true" text:style-name="L1">
                  <text:list-header>
                    <text:p text:style-name="P19"><text:span text:style-name="T34">8</text:span></text:p>
                  </text:list-header>
                </text:list>
              </table:table-cell>
              <table:table-cell table:style-name="ce25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53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54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55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56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57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13">
              <table:table-cell table:style-name="ce258"/>
              <table:table-cell table:style-name="ce259"/>
              <table:table-cell table:style-name="ce260"/>
              <table:table-cell table:style-name="ce261"/>
              <table:table-cell table:style-name="ce262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63"/>
              <table:table-cell table:style-name="ce264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7.142cm" svg:height="11.586cm" svg:x="5.953cm" svg:y="2.348cm" draw:page-number="8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6" draw:style-name="dp1" draw:master-page-name="Default" presentation:presentation-page-layout-name="AL4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Step 6</text:p>
              </text:list-header>
            </text:list>
          </draw:text-box>
        </draw:frame>
        <draw:frame presentation:style-name="pr10" draw:text-style-name="P2" draw:layer="layout" svg:width="11.218cm" svg:height="12.572cm" svg:x="0cm" svg:y="4.445cm" presentation:class="outline" presentation:user-transformed="true">
          <draw:text-box>
            <text:list text:style-name="L1">
              <text:list-header>
                <text:p text:style-name="P22"><text:span text:style-name="T36"><text:tab/></text:span><text:span text:style-name="T36">For each </text:span><text:span text:style-name="T37"></text:span><text:span text:style-name="T36"> column, disjoin the entries of the </text:span><text:span text:style-name="T36">remaining rows and indicate the combined truth </text:span><text:span text:style-name="T36">value for the column at the bottom of the table.</text:span></text:p>
              </text:list-header>
            </text:list>
          </draw:text-box>
        </draw:frame>
        <draw:frame draw:style-name="gr2" draw:layer="layout" svg:width="12.699cm" svg:height="9.498cm" svg:x="12.277cm" svg:y="4.445cm">
          <table:table>
            <table:table-column table:style-name="co3"/>
            <table:table-column table:style-name="co7"/>
            <table:table-column table:style-name="co24"/>
            <table:table-column table:style-name="co25"/>
            <table:table-column table:style-name="co16"/>
            <table:table-column table:style-name="co10"/>
            <table:table-column table:style-name="co17"/>
            <table:table-row table:style-name="ro14">
              <table:table-cell table:style-name="ce265" table:number-rows-spanned="2">
                <text:list text:style-name="L1">
                  <text:list-header>
                    <text:p text:style-name="P16"><text:span text:style-name="T32">Object Types</text:span></text:p>
                  </text:list-header>
                </text:list>
              </table:table-cell>
              <table:table-cell table:style-name="ce266">
                <text:list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267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268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269">
                <text:list text:continue-numbering="true" text:style-name="L2">
                  <text:list-header>
                    <text:p text:style-name="P17"><text:span text:style-name="T33"></text:span></text:p>
                  </text:list-header>
                </text:list>
              </table:table-cell>
              <table:table-cell table:style-name="ce270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  <table:table-cell table:style-name="ce271">
                <text:list text:continue-numbering="true" text:style-name="L2">
                  <text:list-header>
                    <text:p text:style-name="P17"><text:span text:style-name="T33"></text:span></text:p>
                  </text:list-header>
                </text:list>
              </table:table-cell>
            </table:table-row>
            <table:table-row table:style-name="ro9">
              <table:covered-table-cell table:style-name="standard"/>
              <table:table-cell table:style-name="ce272">
                <text:list text:style-name="L1">
                  <text:list-header>
                    <text:p text:style-name="P18"><text:span text:style-name="T30">P</text:span></text:p>
                  </text:list-header>
                </text:list>
              </table:table-cell>
              <table:table-cell table:style-name="ce273">
                <text:list text:continue-numbering="true" text:style-name="L1">
                  <text:list-header>
                    <text:p text:style-name="P18"><text:span text:style-name="T30">Q</text:span></text:p>
                  </text:list-header>
                </text:list>
              </table:table-cell>
              <table:table-cell table:style-name="ce274">
                <text:list text:continue-numbering="true" text:style-name="L1">
                  <text:list-header>
                    <text:p text:style-name="P18"><text:span text:style-name="T30">R</text:span></text:p>
                  </text:list-header>
                </text:list>
              </table:table-cell>
              <table:table-cell table:style-name="ce275">
                <text:list text:continue-numbering="true" text:style-name="L1">
                  <text:list-header>
                    <text:p text:style-name="P18"><text:span text:style-name="T30">P</text:span><text:span text:style-name="T33"></text:span><text:span text:style-name="T30">R</text:span></text:p>
                  </text:list-header>
                </text:list>
              </table:table-cell>
              <table:table-cell table:style-name="ce276">
                <text:list text:style-name="L2">
                  <text:list-header>
                    <text:p text:style-name="P17"><text:span text:style-name="T33"></text:span><text:span text:style-name="T30">R</text:span><text:span text:style-name="T33"></text:span><text:span text:style-name="T30">Q</text:span></text:p>
                  </text:list-header>
                </text:list>
              </table:table-cell>
              <table:table-cell table:style-name="ce277">
                <text:list text:style-name="L1">
                  <text:list-header>
                    <text:p text:style-name="P18"><text:span text:style-name="T30">Q </text:span><text:span text:style-name="T33"></text:span><text:span text:style-name="T30"> P</text:span></text:p>
                  </text:list-header>
                </text:list>
              </table:table-cell>
            </table:table-row>
            <table:table-row table:style-name="ro9">
              <table:table-cell table:style-name="ce27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79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80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81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82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83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84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15">
              <table:table-cell table:style-name="ce285">
                <text:list text:continue-numbering="true" text:style-name="L1">
                  <text:list-header>
                    <text:p text:style-name="P19"><text:span text:style-name="T34">3</text:span></text:p>
                  </text:list-header>
                </text:list>
              </table:table-cell>
              <table:table-cell table:style-name="ce286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87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8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89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9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91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292">
                <text:list text:continue-numbering="true" text:style-name="L1">
                  <text:list-header>
                    <text:p text:style-name="P19"><text:span text:style-name="T34">7</text:span></text:p>
                  </text:list-header>
                </text:list>
              </table:table-cell>
              <table:table-cell table:style-name="ce293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94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95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96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297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298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9">
              <table:table-cell table:style-name="ce299">
                <text:list text:continue-numbering="true" text:style-name="L1">
                  <text:list-header>
                    <text:p text:style-name="P19"><text:span text:style-name="T34">8</text:span></text:p>
                  </text:list-header>
                </text:list>
              </table:table-cell>
              <table:table-cell table:style-name="ce300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301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30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303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304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305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  <table:table-row table:style-name="ro3">
              <table:table-cell table:style-name="ce306"/>
              <table:table-cell table:style-name="ce307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308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309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310">
                <text:list text:continue-numbering="true" text:style-name="L1">
                  <text:list-header>
                    <text:p text:style-name="P19"><text:span text:style-name="T34">1</text:span></text:p>
                  </text:list-header>
                </text:list>
              </table:table-cell>
              <table:table-cell table:style-name="ce311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  <table:table-cell table:style-name="ce312">
                <text:list text:continue-numbering="true" text:style-name="L1">
                  <text:list-header>
                    <text:p text:style-name="P19"><text:span text:style-name="T34">0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7.142cm" svg:height="11.586cm" svg:x="5.953cm" svg:y="2.348cm" draw:page-number="9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7" draw:style-name="dp1" draw:master-page-name="Default" presentation:presentation-page-layout-name="AL4T10">
        <draw:frame presentation:style-name="pr11" draw:text-style-name="P2" draw:layer="layout" svg:width="22.86cm" svg:height="2.624cm" svg:x="1.27cm" svg:y="0.763cm" presentation:class="title" presentation:user-transformed="true">
          <draw:text-box>
            <text:list text:style-name="L1">
              <text:list-header>
                <text:p text:style-name="P1">Step 7</text:p>
              </text:list-header>
            </text:list>
          </draw:text-box>
        </draw:frame>
        <draw:frame presentation:style-name="pr12" draw:text-style-name="P2" draw:layer="layout" svg:width="12.065cm" svg:height="14.816cm" svg:x="0.422cm" svg:y="3.387cm" presentation:class="outline" presentation:user-transformed="true">
          <draw:text-box>
            <text:list text:style-name="L1">
              <text:list-header>
                <text:p text:style-name="P23"><text:span text:style-name="T39"><text:tab/></text:span><text:span text:style-name="T39">Determine the validity of the argument according to the following rules:</text:span></text:p>
                <text:p text:style-name="P23"><text:span text:style-name="T39"/></text:p>
              </text:list-header>
            </text:list>
            <text:list text:style-name="L3">
              <text:list-item>
                <text:p text:style-name="P24"><text:span text:style-name="T40">If all object types are deleted then </text:span><text:span text:style-name="T41">the argument is valid.</text:span></text:p>
              </text:list-item>
              <text:list-item>
                <text:p text:style-name="P24"><text:span text:style-name="T40"><text:s/></text:span><text:span text:style-name="T40">If in the universe that contains these, and only these, remaining object types, it is not the </text:span><text:span text:style-name="T40">case that all the premises are true and the conclusion false, then </text:span><text:span text:style-name="T41">the argument is valid.</text:span></text:p>
              </text:list-item>
              <text:list-item>
                <text:p text:style-name="P24"><text:span text:style-name="T40">If in the universe that contains these, and only these, <text:s/>remaining object types, all the </text:span><text:span text:style-name="T40">existentially quantified simple propositions are true, the premises are true, and the </text:span><text:span text:style-name="T40">conclusion is false, then </text:span><text:span text:style-name="T41">the argument is invalid.</text:span><text:span text:style-name="T40"> <text:s/></text:span></text:p>
              </text:list-item>
            </text:list>
            <text:list text:style-name="L1">
              <text:list-header>
                <text:p text:style-name="P23"><text:span text:style-name="T40"><text:tab/></text:span><text:span text:style-name="T40">However, if in the universe just described not all of the existentially quantified simple </text:span><text:span text:style-name="T40">propositions are true but the premises are all true and the conclusion false, then </text:span><text:span text:style-name="T41">the </text:span><text:span text:style-name="T41">argument is valid</text:span><text:span text:style-name="T40"> in universes in which it has existential import and </text:span><text:span text:style-name="T41">invalid otherwise.</text:span></text:p>
                <text:p text:style-name="P23"><text:span text:style-name="T42"/></text:p>
                <text:p text:style-name="P25"><text:span text:style-name="T32"><text:tab/></text:span></text:p>
              </text:list-header>
            </text:list>
          </draw:text-box>
        </draw:frame>
        <draw:frame draw:style-name="gr2" draw:layer="layout" svg:width="11.641cm" svg:height="6.57cm" svg:x="13.335cm" svg:y="4.022cm">
          <table:table>
            <table:table-column table:style-name="co26"/>
            <table:table-column table:style-name="co21"/>
            <table:table-column table:style-name="co27"/>
            <table:table-column table:style-name="co8"/>
            <table:table-column table:style-name="co3"/>
            <table:table-column table:style-name="co16"/>
            <table:table-column table:style-name="co28"/>
            <table:table-row table:style-name="ro16">
              <table:table-cell table:style-name="ce313" table:number-rows-spanned="2">
                <text:list text:style-name="L1">
                  <text:list-header>
                    <text:p text:style-name="P26"><text:span text:style-name="T39">Object Types</text:span></text:p>
                  </text:list-header>
                </text:list>
              </table:table-cell>
              <table:table-cell table:style-name="ce314">
                <text:list text:style-name="L2">
                  <text:list-header>
                    <text:p text:style-name="P27"><text:span text:style-name="T43"></text:span></text:p>
                  </text:list-header>
                </text:list>
              </table:table-cell>
              <table:table-cell table:style-name="ce315">
                <text:list text:continue-numbering="true" text:style-name="L2">
                  <text:list-header>
                    <text:p text:style-name="P27"><text:span text:style-name="T43"></text:span></text:p>
                  </text:list-header>
                </text:list>
              </table:table-cell>
              <table:table-cell table:style-name="ce316">
                <text:list text:continue-numbering="true" text:style-name="L2">
                  <text:list-header>
                    <text:p text:style-name="P27"><text:span text:style-name="T43"></text:span></text:p>
                  </text:list-header>
                </text:list>
              </table:table-cell>
              <table:table-cell table:style-name="ce317">
                <text:list text:continue-numbering="true" text:style-name="L2">
                  <text:list-header>
                    <text:p text:style-name="P27"><text:span text:style-name="T43"></text:span></text:p>
                  </text:list-header>
                </text:list>
              </table:table-cell>
              <table:table-cell table:style-name="ce318">
                <text:list text:continue-numbering="true" text:style-name="L2">
                  <text:list-header>
                    <text:p text:style-name="P27"><text:span text:style-name="T43"></text:span></text:p>
                  </text:list-header>
                </text:list>
              </table:table-cell>
              <table:table-cell table:style-name="ce319">
                <text:list text:continue-numbering="true" text:style-name="L2">
                  <text:list-header>
                    <text:p text:style-name="P27"><text:span text:style-name="T43"></text:span></text:p>
                  </text:list-header>
                </text:list>
              </table:table-cell>
            </table:table-row>
            <table:table-row table:style-name="ro17">
              <table:covered-table-cell table:style-name="standard"/>
              <table:table-cell table:style-name="ce320">
                <text:list text:style-name="L1">
                  <text:list-header>
                    <text:p text:style-name="P26"><text:span text:style-name="T39">P</text:span></text:p>
                  </text:list-header>
                </text:list>
              </table:table-cell>
              <table:table-cell table:style-name="ce321">
                <text:list text:continue-numbering="true" text:style-name="L1">
                  <text:list-header>
                    <text:p text:style-name="P26"><text:span text:style-name="T39">Q</text:span></text:p>
                  </text:list-header>
                </text:list>
              </table:table-cell>
              <table:table-cell table:style-name="ce322">
                <text:list text:continue-numbering="true" text:style-name="L1">
                  <text:list-header>
                    <text:p text:style-name="P26"><text:span text:style-name="T39">R</text:span></text:p>
                  </text:list-header>
                </text:list>
              </table:table-cell>
              <table:table-cell table:style-name="ce323">
                <text:list text:continue-numbering="true" text:style-name="L1">
                  <text:list-header>
                    <text:p text:style-name="P26"><text:span text:style-name="T39">P</text:span><text:span text:style-name="T43"></text:span><text:span text:style-name="T39">R</text:span></text:p>
                  </text:list-header>
                </text:list>
              </table:table-cell>
              <table:table-cell table:style-name="ce324">
                <text:list text:style-name="L2">
                  <text:list-header>
                    <text:p text:style-name="P27"><text:span text:style-name="T43"></text:span><text:span text:style-name="T39">R</text:span><text:span text:style-name="T43"></text:span><text:span text:style-name="T39">Q</text:span></text:p>
                  </text:list-header>
                </text:list>
              </table:table-cell>
              <table:table-cell table:style-name="ce325">
                <text:list text:style-name="L1">
                  <text:list-header>
                    <text:p text:style-name="P26"><text:span text:style-name="T39">Q </text:span><text:span text:style-name="T43"></text:span><text:span text:style-name="T39"> P</text:span></text:p>
                  </text:list-header>
                </text:list>
              </table:table-cell>
            </table:table-row>
            <table:table-row table:style-name="ro16">
              <table:table-cell table:style-name="ce326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27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28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29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30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31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  <table:table-cell table:style-name="ce332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</table:table-row>
            <table:table-row table:style-name="ro16">
              <table:table-cell table:style-name="ce333">
                <text:list text:continue-numbering="true" text:style-name="L1">
                  <text:list-header>
                    <text:p text:style-name="P26"><text:span text:style-name="T39">3</text:span></text:p>
                  </text:list-header>
                </text:list>
              </table:table-cell>
              <table:table-cell table:style-name="ce334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35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  <table:table-cell table:style-name="ce336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37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38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  <table:table-cell table:style-name="ce339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</table:table-row>
            <table:table-row table:style-name="ro16">
              <table:table-cell table:style-name="ce340">
                <text:list text:continue-numbering="true" text:style-name="L1">
                  <text:list-header>
                    <text:p text:style-name="P26"><text:span text:style-name="T39">7</text:span></text:p>
                  </text:list-header>
                </text:list>
              </table:table-cell>
              <table:table-cell table:style-name="ce341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  <table:table-cell table:style-name="ce342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  <table:table-cell table:style-name="ce343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44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45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  <table:table-cell table:style-name="ce346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</table:table-row>
            <table:table-row table:style-name="ro16">
              <table:table-cell table:style-name="ce347">
                <text:list text:continue-numbering="true" text:style-name="L1">
                  <text:list-header>
                    <text:p text:style-name="P26"><text:span text:style-name="T39">8</text:span></text:p>
                  </text:list-header>
                </text:list>
              </table:table-cell>
              <table:table-cell table:style-name="ce348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  <table:table-cell table:style-name="ce349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  <table:table-cell table:style-name="ce350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  <table:table-cell table:style-name="ce351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52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  <table:table-cell table:style-name="ce353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</table:table-row>
            <table:table-row table:style-name="ro16">
              <table:table-cell table:style-name="ce354"/>
              <table:table-cell table:style-name="ce355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56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57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58">
                <text:list text:continue-numbering="true" text:style-name="L1">
                  <text:list-header>
                    <text:p text:style-name="P26"><text:span text:style-name="T39">1</text:span></text:p>
                  </text:list-header>
                </text:list>
              </table:table-cell>
              <table:table-cell table:style-name="ce359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  <table:table-cell table:style-name="ce360">
                <text:list text:continue-numbering="true" text:style-name="L1">
                  <text:list-header>
                    <text:p text:style-name="P26"><text:span text:style-name="T39">0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3" draw:text-style-name="P29" draw:layer="layout" svg:width="12.065cm" svg:height="4.47cm" svg:x="12.912cm" svg:y="11.642cm">
          <text:list text:style-name="L1">
            <text:list-header>
              <text:p text:style-name="P28">For this particular example, Rule II is applicable and we conclude that the argument is valid (of course, the formal proof presented earlier already shows this).</text:p>
              <text:p text:style-name="P13"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11.586cm" svg:x="5.953cm" svg:y="2.348cm" draw:page-number="10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 style:font-charset="x-symbol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212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30.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54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5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99cc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99cc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99ccff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99ccff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30.9cm" svg:x="0cm" svg:y="0cm">
        <text:p/>
      </draw:rect>
      <draw:frame draw:style-name="Mgr2" draw:text-style-name="MP3" draw:layer="backgroundobjects" svg:width="8.255cm" svg:height="1.543cm" svg:x="-0.001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543cm" svg:x="10.79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548cm" svg:x="-0.001cm" svg:y="29.351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548cm" svg:x="10.79cm" svg:y="29.351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3.504cm"/>
      <draw:page-thumbnail draw:layer="backgroundobjects" svg:width="8.024cm" svg:height="6.017cm" svg:x="1cm" svg:y="12.44cm"/>
      <draw:page-thumbnail draw:layer="backgroundobjects" svg:width="8.024cm" svg:height="6.017cm" svg:x="1cm" svg:y="21.376cm"/>
      <draw:page-thumbnail draw:layer="backgroundobjects" svg:width="8.024cm" svg:height="6.017cm" svg:x="10.025cm" svg:y="3.504cm"/>
      <draw:page-thumbnail draw:layer="backgroundobjects" svg:width="8.024cm" svg:height="6.017cm" svg:x="10.025cm" svg:y="12.44cm"/>
      <draw:page-thumbnail draw:layer="backgroundobjects" svg:width="8.024cm" svg:height="6.017cm" svg:x="10.025cm" svg:y="21.3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4" draw:text-style-name="MP9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2.348cm" presentation:class="page"/>
        <draw:frame presentation:style-name="Default-notes" draw:layer="backgroundobjects" svg:width="15.239cm" svg:height="13.904cm" svg:x="1.905cm" svg:y="14.67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lgorithm for Predicate Logic Argument Validity</dc:title>
    <dc:subject>Validity-Predicate Logic</dc:subject>
    <meta:initial-creator>Justine Leon Aberilla Uro</meta:initial-creator>
    <meta:creation-date>2003-11-15T20:32:39.374000000</meta:creation-date>
    <dc:creator>Justine Leon Uro</dc:creator>
    <dc:date>2024-03-27T13:33:36.140071972</dc:date>
    <meta:editing-cycles>17</meta:editing-cycles>
    <meta:editing-duration>PT3H55M6S</meta:editing-duration>
    <meta:generator>LibreOffice/24.2.0.3$Linux_X86_64 LibreOffice_project/da48488a73ddd66ea24cf16bbc4f7b9c08e9bea1</meta:generator>
    <meta:document-statistic meta:object-count="68"/>
  </office:meta>
</office:document-meta>
</file>